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02cm" svg:stroke-color="#000000" draw:marker-start-width="0.352cm" draw:marker-end-width="0.352cm" draw:fill="solid" draw:fill-color="#ff9900"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fo:min-height="1.143cm"/>
    </style:style>
    <style:style style:name="P1" style:family="paragraph">
      <style:paragraph-properties fo:text-align="center"/>
    </style:style>
    <style:style style:name="P2" style:family="paragraph">
      <style:text-properties fo:color="#ffffff" fo:font-size="16pt" style:font-size-asian="16pt" style:font-size-complex="16pt"/>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Droid Sans Fallback" style:font-size-asian="16pt" style:font-style-asian="normal" style:font-name-complex="FreeSans" style:font-size-complex="16pt" style:font-style-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653cm" svg:height="5.08cm" svg:x="1.508cm" svg:y="1.508cm">
          <text:p text:style-name="P1"/>
          <draw:enhanced-geometry svg:viewBox="0 0 21600 21600" draw:type="rectangle" draw:enhanced-path="M 0 0 L 21600 0 21600 21600 0 21600 0 0 Z N"/>
        </draw:custom-shape>
        <draw:frame draw:style-name="gr2" draw:text-style-name="P2" draw:layer="layout" svg:width="16.972cm" svg:height="4.696cm" svg:x="1.808cm" svg:y="1.709cm">
          <draw:text-box>
            <text:p><text:span text:style-name="T1">A situation or an event is </text:span><text:span text:style-name="T2">relevant </text:span><text:span text:style-name="T3">if it requires your attention because of its positive or negative effect, since it can impact your state or what you want. For example, if you need Mary to take the peanut butter sandwich you made, cut it in half and put it in a zip lock for you (see the picture on the previous page), You will still find it relevant if she cuts your sandwich in half and puts it in a small paper bag for you.</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9T13:51:48.328985982</meta:creation-date>
    <dc:date>2015-11-01T22:34:44.755530773</dc:date>
    <meta:editing-duration>PT3H8M4S</meta:editing-duration>
    <meta:editing-cycles>3</meta:editing-cycles>
    <meta:generator>LibreOffice/4.2.8.2$Linux_X86_64 LibreOffice_project/420m0$Build-2</meta:generator>
    <meta:document-statistic meta:object-count="2"/>
  </office:meta>
</office:document-meta>
</file>